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f6157"/>
    </style:style>
    <style:style style:name="P2" style:family="paragraph" style:parent-style-name="Standard">
      <style:paragraph-properties fo:text-align="start" style:justify-single-word="false"/>
      <style:text-properties officeooo:paragraph-rsid="000f6157"/>
    </style:style>
    <style:style style:name="P3" style:family="paragraph" style:parent-style-name="Standard">
      <style:paragraph-properties fo:text-align="start" style:justify-single-word="false"/>
      <style:text-properties officeooo:paragraph-rsid="00114033"/>
    </style:style>
    <style:style style:name="P4" style:family="paragraph" style:parent-style-name="Standard">
      <style:paragraph-properties fo:text-align="start" style:justify-single-word="false"/>
      <style:text-properties officeooo:paragraph-rsid="00116389"/>
    </style:style>
    <style:style style:name="P5" style:family="paragraph" style:parent-style-name="Standard">
      <style:paragraph-properties fo:text-align="start" style:justify-single-word="false"/>
      <style:text-properties officeooo:paragraph-rsid="0012585b"/>
    </style:style>
    <style:style style:name="P6" style:family="paragraph" style:parent-style-name="Standard">
      <style:paragraph-properties fo:text-align="start" style:justify-single-word="false"/>
      <style:text-properties officeooo:rsid="000f6157" officeooo:paragraph-rsid="000f6157"/>
    </style:style>
    <style:style style:name="P7" style:family="paragraph" style:parent-style-name="Standard">
      <style:paragraph-properties fo:text-align="start" style:justify-single-word="false"/>
      <style:text-properties officeooo:rsid="000f6157" officeooo:paragraph-rsid="00112232"/>
    </style:style>
    <style:style style:name="P8" style:family="paragraph" style:parent-style-name="Standard">
      <style:paragraph-properties fo:text-align="center" style:justify-single-word="false"/>
      <style:text-properties fo:color="#24292e" style:font-name="SFMono-Regular" fo:font-size="13pt" officeooo:paragraph-rsid="000f6157" fo:background-color="#81d41a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fo:color="#24292e" style:font-name="SFMono-Regular" fo:font-size="9pt" officeooo:paragraph-rsid="000f6157" fo:background-color="#ffff00"/>
    </style:style>
    <style:style style:name="P10" style:family="paragraph" style:parent-style-name="Standard">
      <style:paragraph-properties fo:text-align="start" style:justify-single-word="false"/>
      <style:text-properties fo:color="#24292e" style:font-name="SFMono-Regular" fo:font-size="9pt" officeooo:rsid="000f6157" officeooo:paragraph-rsid="000f6157" fo:background-color="#ffff00"/>
    </style:style>
    <style:style style:name="P11" style:family="paragraph" style:parent-style-name="Standard">
      <style:paragraph-properties fo:text-align="start" style:justify-single-word="false"/>
      <style:text-properties fo:color="#24292e" style:font-name="SFMono-Regular" fo:font-size="9pt" officeooo:rsid="000f6157" officeooo:paragraph-rsid="000f6157" fo:background-color="#999999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14033" fo:background-color="#ffff00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0f6157" fo:background-color="#ffff0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16389" fo:background-color="#ffff00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2585b" fo:background-color="#ffff00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4033" officeooo:paragraph-rsid="00114033" fo:background-color="#ffff00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116389" officeooo:paragraph-rsid="00114033" fo:background-color="#999999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pt" fo:letter-spacing="normal" fo:font-style="normal" fo:font-weight="normal" officeooo:rsid="000f6157" officeooo:paragraph-rsid="00116389" fo:background-color="#999999"/>
    </style:style>
    <style:style style:name="P19" style:family="paragraph" style:parent-style-name="Standard">
      <style:paragraph-properties fo:text-align="start" style:justify-single-word="false"/>
      <style:text-properties officeooo:paragraph-rsid="00162f26"/>
    </style:style>
    <style:style style:name="P20" style:family="paragraph" style:parent-style-name="Standard">
      <style:paragraph-properties fo:text-align="start" style:justify-single-word="false"/>
      <style:text-properties officeooo:rsid="000f6157" officeooo:paragraph-rsid="00188ff8"/>
    </style:style>
    <style:style style:name="T1" style:family="text">
      <style:text-properties fo:color="#24292e" style:font-name="SFMono-Regular" fo:font-size="9pt" fo:background-color="#ffff00" loext:char-shading-value="0"/>
    </style:style>
    <style:style style:name="T2" style:family="text">
      <style:text-properties fo:color="#24292e" style:font-name="SFMono-Regular" fo:font-size="9pt" officeooo:rsid="000f6157" fo:background-color="#ffff00" loext:char-shading-value="0"/>
    </style:style>
    <style:style style:name="T3" style:family="text">
      <style:text-properties fo:color="#24292e" style:font-name="SFMono-Regular" fo:font-size="9pt" officeooo:rsid="00188ff8" fo:background-color="#ffff00" loext:char-shading-value="0"/>
    </style:style>
    <style:style style:name="T4" style:family="text">
      <style:text-properties fo:color="#24292e" style:font-name="SFMono-Regular" fo:font-size="9pt" fo:background-color="#999999" loext:char-shading-value="0"/>
    </style:style>
    <style:style style:name="T5" style:family="text">
      <style:text-properties fo:color="#24292e" style:font-name="SFMono-Regular" fo:font-size="9pt" officeooo:rsid="0010c6f0" fo:background-color="#999999" loext:char-shading-value="0"/>
    </style:style>
    <style:style style:name="T6" style:family="text">
      <style:text-properties fo:color="#24292e" style:font-name="SFMono-Regular" fo:font-size="9pt" officeooo:rsid="00112232" fo:background-color="#999999" loext:char-shading-value="0"/>
    </style:style>
    <style:style style:name="T7" style:family="text">
      <style:text-properties fo:color="#24292e" style:font-name="SFMono-Regular" fo:font-size="9pt" officeooo:rsid="00114033" fo:background-color="#999999" loext:char-shading-value="0"/>
    </style:style>
    <style:style style:name="T8" style:family="text">
      <style:text-properties fo:color="#24292e" style:font-name="SFMono-Regular" fo:font-size="9pt" fo:background-color="#808080" loext:char-shading-value="0"/>
    </style:style>
    <style:style style:name="T9" style:family="text">
      <style:text-properties fo:color="#24292e" style:font-name="SFMono-Regular" fo:font-size="9pt" officeooo:rsid="00188ff8" fo:background-color="#808080" loext:char-shading-value="0"/>
    </style:style>
    <style:style style:name="T10" style:family="text">
      <style:text-properties fo:color="#24292e" style:font-name="SFMono-Regular" fo:font-size="9pt" officeooo:rsid="00188ff8" fo:background-color="#808080" loext:char-shading-value="0"/>
    </style:style>
    <style:style style:name="T11" style:family="text">
      <style:text-properties fo:color="#24292e" style:font-name="SFMono-Regular" fo:font-size="9pt" officeooo:rsid="0010c6f0" fo:background-color="#808080" loext:char-shading-value="0"/>
    </style:style>
    <style:style style:name="T12" style:family="text">
      <style:text-properties fo:color="#24292e" style:font-name="SFMono-Regular" fo:font-size="9pt" officeooo:rsid="0010c6f0" fo:background-color="#808080" loext:char-shading-value="0"/>
    </style:style>
    <style:style style:name="T13" style:family="text">
      <style:text-properties fo:color="#24292e" style:font-name="SFMono-Regular" fo:font-size="9pt" fo:background-color="#808080" loext:char-shading-value="0"/>
    </style:style>
    <style:style style:name="T14" style:family="text">
      <style:text-properties fo:color="#24292e" style:font-name="SFMono-Regular" fo:font-size="13pt" fo:background-color="#81d41a" loext:char-shading-value="0" style:font-size-asian="13pt" style:font-size-complex="13pt"/>
    </style:style>
    <style:style style:name="T15" style:family="text">
      <style:text-properties fo:font-variant="normal" fo:text-transform="none" fo:color="#24292e" style:font-name="SFMono-Regular" fo:font-size="9pt" fo:letter-spacing="normal" fo:font-style="normal" fo:font-weight="normal" officeooo:rsid="000f6157" fo:background-color="#ffff00" loext:char-shading-value="0"/>
    </style:style>
    <style:style style:name="T16" style:family="text">
      <style:text-properties fo:font-variant="normal" fo:text-transform="none" fo:color="#24292e" style:font-name="SFMono-Regular" fo:font-size="9pt" fo:letter-spacing="normal" fo:font-style="normal" fo:font-weight="normal" officeooo:rsid="00114033" fo:background-color="#ffff00" loext:char-shading-value="0"/>
    </style:style>
    <style:style style:name="T17" style:family="text">
      <style:text-properties fo:font-variant="normal" fo:text-transform="none" fo:color="#24292e" style:font-name="SFMono-Regular" fo:font-size="9pt" fo:letter-spacing="normal" fo:font-style="normal" fo:font-weight="normal" officeooo:rsid="00116389" fo:background-color="#ffff00" loext:char-shading-value="0"/>
    </style:style>
    <style:style style:name="T18" style:family="text">
      <style:text-properties fo:font-variant="normal" fo:text-transform="none" fo:color="#24292e" style:font-name="SFMono-Regular" fo:font-size="9pt" fo:letter-spacing="normal" fo:font-style="normal" fo:font-weight="normal" officeooo:rsid="0012585b" fo:background-color="#ffff00" loext:char-shading-value="0"/>
    </style:style>
    <style:style style:name="T19" style:family="text">
      <style:text-properties fo:font-variant="normal" fo:text-transform="none" fo:color="#24292e" style:font-name="SFMono-Regular" fo:font-size="9pt" fo:letter-spacing="normal" fo:font-style="normal" fo:font-weight="normal" fo:background-color="#999999" loext:char-shading-value="0"/>
    </style:style>
    <style:style style:name="T20" style:family="text">
      <style:text-properties fo:font-variant="normal" fo:text-transform="none" fo:color="#24292e" style:font-name="SFMono-Regular" fo:font-size="9pt" fo:letter-spacing="normal" fo:font-style="normal" fo:font-weight="normal" officeooo:rsid="000f6157" fo:background-color="#999999" loext:char-shading-value="0"/>
    </style:style>
    <style:style style:name="T21" style:family="text">
      <style:text-properties fo:font-variant="normal" fo:text-transform="none" fo:color="#24292e" style:font-name="SFMono-Regular" fo:font-size="9pt" fo:letter-spacing="normal" fo:font-style="normal" fo:font-weight="normal" officeooo:rsid="00112232" fo:background-color="#999999" loext:char-shading-value="0"/>
    </style:style>
    <style:style style:name="T22" style:family="text">
      <style:text-properties fo:font-variant="normal" fo:text-transform="none" fo:color="#24292e" style:font-name="SFMono-Regular" fo:font-size="9pt" fo:letter-spacing="normal" fo:font-style="normal" fo:font-weight="normal" officeooo:rsid="00114033" fo:background-color="#999999" loext:char-shading-value="0"/>
    </style:style>
    <style:style style:name="T23" style:family="text">
      <style:text-properties fo:font-variant="normal" fo:text-transform="none" fo:color="#24292e" style:font-name="SFMono-Regular" fo:font-size="9pt" fo:letter-spacing="normal" fo:font-style="normal" fo:font-weight="normal" officeooo:rsid="00116389" fo:background-color="#999999" loext:char-shading-value="0"/>
    </style:style>
    <style:style style:name="T24" style:family="text">
      <style:text-properties fo:font-variant="normal" fo:text-transform="none" fo:color="#24292e" style:font-name="SFMono-Regular" fo:font-size="9pt" fo:letter-spacing="normal" fo:font-style="normal" fo:font-weight="normal" officeooo:rsid="0012585b" fo:background-color="#999999" loext:char-shading-value="0"/>
    </style:style>
    <style:style style:name="T25" style:family="text">
      <style:text-properties fo:font-variant="normal" fo:text-transform="none" fo:color="#24292e" style:font-name="SFMono-Regular" fo:font-size="9pt" fo:letter-spacing="normal" fo:font-style="normal" fo:font-weight="normal" officeooo:rsid="001349b4" fo:background-color="#999999" loext:char-shading-value="0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mohamedseifeddine/JavaScript-Question/delete/master/JavaScript_Questions_Data_Type.md.t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4">JavaScript Questions : Data_Type</text:span></text:p>
      <text:p text:style-name="P8"/>
      <text:p text:style-name="P9"/>
      <text:p text:style-name="P2"><text:span text:style-name="T2">Q1 <text:s/>reponse : <text:s/></text:span><text:span text:style-name="T20">A : <text:s/>1</text:span></text:p>
      <text:p text:style-name="P10"/>
      <text:p text:style-name="P2"><text:span text:style-name="T2">Q2 <text:s/>reponse : </text:span><text:span text:style-name="T20">.A : <text:s/>Always</text:span></text:p>
      <text:p text:style-name="P10"/>
      <text:p text:style-name="P19"><text:span text:style-name="T2">Q3 <text:s/>reponse : </text:span><text:span text:style-name="T20">A : msg1 <text:s/></text:span></text:p>
      <text:p text:style-name="P10"/>
      <text:p text:style-name="P6"><text:span text:style-name="T1">Q4 <text:s/>reponse : </text:span><text:span text:style-name="T13">A : <text:s/>"You succeed"</text:span></text:p>
      <text:p text:style-name="P20"><text:span text:style-name="T1"/></text:p>
      <text:p text:style-name="P20"><text:span text:style-name="T1">Q5 <text:s/>reponse :</text:span><text:span text:style-name="T5">C : <text:s/>"in this year" </text:span></text:p>
      <text:p text:style-name="P10"/>
      <text:p text:style-name="P3"><text:span text:style-name="T2">Q6 <text:s/>reponse : </text:span><text:span text:style-name="T20">A : <text:s/>"You succeed"</text:span></text:p>
      <text:p text:style-name="P12"/>
      <text:p text:style-name="P7"><text:span text:style-name="T1">Q7 <text:s/>reponse : </text:span><text:span text:style-name="T21">B : <text:s/>"Gender is not defined"</text:span></text:p>
      <text:p text:style-name="P11"/>
      <text:p text:style-name="P2"><text:span text:style-name="T2">Q8 <text:s/>reponse </text:span><text:span text:style-name="T15">: </text:span><text:span text:style-name="T22">C : <text:s/>nothing </text:span></text:p>
      <text:p text:style-name="P10"/>
      <text:p text:style-name="P6"><text:span text:style-name="T1">Q9 <text:s/>reponse : </text:span><text:span text:style-name="T7">C : <text:s/>nothing</text:span></text:p>
      <text:p text:style-name="P10"/>
      <text:p text:style-name="P2"><text:span text:style-name="T2">Q10 <text:s/>reponse : </text:span><text:span text:style-name="T20">B : <text:s/>The If statement starts over </text:span></text:p>
      <text:p text:style-name="P13"/>
      <text:p text:style-name="P3"><text:span text:style-name="T15">Q1</text:span><text:span text:style-name="T16">1</text:span><text:span text:style-name="T15"> <text:s/>reponse : </text:span><text:span text:style-name="T20">C : if(i!=5)</text:span></text:p>
      <text:p text:style-name="P12"/>
      <text:p text:style-name="P3"><text:span text:style-name="T15">Q1</text:span><text:span text:style-name="T16">2</text:span><text:span text:style-name="T15"> <text:s/>reponse :</text:span><text:span text:style-name="T20">B : <text:s/>break;</text:span></text:p>
      <text:p text:style-name="P12"/>
      <text:p text:style-name="P3"><text:span text:style-name="T15">Q1</text:span><text:span text:style-name="T16">3</text:span><text:span text:style-name="T15"> <text:s/>reponse : </text:span><text:span text:style-name="T20">B : <text:s/>Answer 2</text:span></text:p>
      <text:p text:style-name="P12"/>
      <text:p text:style-name="P3"><text:span text:style-name="T15">Q1</text:span><text:span text:style-name="T16">4</text:span><text:span text:style-name="T15"> <text:s/>reponse :</text:span><text:span text:style-name="T20"> A : <text:s/>true</text:span></text:p>
      <text:p text:style-name="P12"/>
      <text:p text:style-name="P3"><text:span text:style-name="T15">Q1</text:span><text:span text:style-name="T16">5</text:span><text:span text:style-name="T15"> <text:s/>reponse : </text:span><text:span text:style-name="T20">A : <text:s/>true</text:span></text:p>
      <text:p text:style-name="P16"/>
      <text:p text:style-name="P3"><text:span text:style-name="T15">Q1</text:span><text:span text:style-name="T16">6</text:span><text:span text:style-name="T15"> <text:s/>reponse : </text:span><text:span text:style-name="T23">C : <text:s/>0.2</text:span></text:p>
      <text:p text:style-name="P17"/>
      <text:p text:style-name="P4"><text:span text:style-name="T15">Q1</text:span><text:span text:style-name="T17">7</text:span><text:span text:style-name="T15"> <text:s/>reponse : </text:span><text:span text:style-name="T20">D : 0.3 </text:span></text:p>
      <text:p text:style-name="P14"/>
      <text:p text:style-name="P4"><text:span text:style-name="T15">Q1</text:span><text:span text:style-name="T17">8</text:span><text:span text:style-name="T15"> <text:s/>reponse : </text:span><text:span text:style-name="T20">C : <text:s/>case "Oussema":</text:span></text:p>
      <text:p text:style-name="P14"/>
      <text:p text:style-name="P4"><text:span text:style-name="T15">Q1</text:span><text:span text:style-name="T17">9</text:span><text:span text:style-name="T15"> <text:s/>reponse : </text:span><text:span text:style-name="T20">A : True </text:span></text:p>
      <text:p text:style-name="P14"/>
      <text:p text:style-name="P4"><text:span text:style-name="T15">Q</text:span><text:span text:style-name="T17">20</text:span><text:span text:style-name="T15"> <text:s/>reponse : </text:span><text:span text:style-name="T24">B : <text:s/>Salim</text:span></text:p>
      <text:p text:style-name="P14"/>
      <text:p text:style-name="P4"><text:span text:style-name="T15">Q</text:span><text:span text:style-name="T17">21</text:span><text:span text:style-name="T15"> <text:s/>reponse : </text:span><text:span text:style-name="T20">D : <text:s/>Answer 4</text:span></text:p>
      <text:p text:style-name="P14"/>
      <text:p text:style-name="P4"><text:span text:style-name="T15">Q</text:span><text:span text:style-name="T17">22</text:span><text:span text:style-name="T15"> <text:s/>reponse : </text:span><text:span text:style-name="T20">B : <text:s/>statement 2 </text:span></text:p>
      <text:p text:style-name="P18"/>
      <text:p text:style-name="P4"><text:span text:style-name="T15">Q</text:span><text:span text:style-name="T17">23</text:span><text:span text:style-name="T15"> <text:s/>reponse : </text:span><text:span text:style-name="T25">A : <text:s/>Allani</text:span></text:p>
      <text:p text:style-name="P14"/>
      <text:p text:style-name="P4"><text:span text:style-name="T15">Q</text:span><text:span text:style-name="T17">24</text:span><text:span text:style-name="T15"> <text:s/>reponse : </text:span><text:span text:style-name="T20">B : <text:s/>"Syrine"</text:span></text:p>
      <text:p text:style-name="P14"/>
      <text:p text:style-name="P4"><text:span text:style-name="T15">Q</text:span><text:span text:style-name="T17">25</text:span><text:span text:style-name="T15"> <text:s/>reponse : </text:span><text:span text:style-name="T20">D : 'two'</text:span></text:p>
      <text:p text:style-name="P14"/>
      <text:p text:style-name="P4"><text:span text:style-name="T15">Q</text:span><text:span text:style-name="T17">26</text:span><text:span text:style-name="T15"> <text:s/>reponse : </text:span><text:span text:style-name="T20">C : 0</text:span></text:p>
      <text:p text:style-name="P14"/>
      <text:p text:style-name="P5"><text:span text:style-name="T15">Q</text:span><text:span text:style-name="T17">2</text:span><text:span text:style-name="T18">7 </text:span><text:span text:style-name="T15"><text:s/>reponse :  </text:span><text:span text:style-name="T20">D : <text:s/>4</text:span></text:p>
      <text:p text:style-name="P15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3T11:16:30.559481093</meta:creation-date>
    <dc:date>2020-03-25T16:59:59.826882787</dc:date>
    <meta:editing-duration>PT59M49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8" meta:word-count="179" meta:character-count="783" meta:non-whitespace-character-count="573"/>
  </office:meta>
</office:document-meta>
</file>